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9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20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7"/>
      <text:p text:style-name="P6"><text:span text:style-name="T2">Predmet odovzdávania:</text:span><text:tab/></text:p>
      <text:p text:style-name="P17"><text:tab/>Projektová dokumentácia obsahujúca analýzu, špecifikáciu a návrh riešenia, v rozsahu 45 strán</text:p>
      <text:p text:style-name="P17"><text:tab/>Dokumentácia riadenia projektu, v rozsahu 38 strán</text:p>
      <text:p text:style-name="P18"/>
      <text:p text:style-name="P5">Odovzdávajúci tím:</text:p>
      <text:p text:style-name="P7"><text:tab/>ALUMINIUM <text:span text:style-name="T5">(tím č. 14)</text:span></text:p>
      <text:p text:style-name="P5"/>
      <text:p text:style-name="P5">Preberajúci:</text:p>
      <text:p text:style-name="P7"><text:tab/><text:span text:style-name="T6">doc. Ing. Jana Minárová, PhD. </text:span><text:span text:style-name="T5">(pedagóg)</text:span></text:p>
      <text:p text:style-name="P5"/>
      <text:p text:style-name="P5"/>
      <text:p text:style-name="P5">Dátum odovzdania:</text:p>
      <text:p text:style-name="P7"><text:tab/>15. 11. 2007</text:p>
      <text:p text:style-name="P4"/>
      <text:p text:style-name="P10"/>
      <text:p text:style-name="P8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9">_________________________</text:p>
          </table:table-cell>
          <table:table-cell table:style-name="Tabuľka1.A1" office:value-type="string">
            <text:p text:style-name="P9">_________________________</text:p>
          </table:table-cell>
        </table:table-row>
        <table:table-row>
          <table:table-cell office:value-type="string">
            <text:p text:style-name="P16">doc. Ing. Jana Minárová, PhD.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9">(pedagóg)</text:p>
          </table:table-cell>
          <table:table-cell office:value-type="string">
            <text:p text:style-name="P14">(tím č. 14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5T10:11:18</dc:date>
    <meta:editing-cycles>9</meta:editing-cycles>
    <meta:editing-duration>PT10H56M1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9" meta:word-count="62" meta:character-count="512"/>
  </office:meta>
</office:document-meta>
</file>